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8E28BC3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textarea-vertical-align="middle" draw:color-mode="standard" draw:luminance="0%" draw:contrast="0%" draw:gamma="100%" draw:red="0%" draw:green="0%" draw:blue="0%" fo:clip="rect(0cm, 0cm, 4.66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5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ff3333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15.658cm" svg:x="0.454cm" svg:y="2.671cm">
          <draw:image xlink:href="Pictures/1000020100000400000003008E28BC34.png" xlink:type="simple" xlink:show="embed" xlink:actuate="onLoad">
            <text:p/>
          </draw:image>
        </draw:frame>
        <draw:custom-shape draw:style-name="gr2" draw:text-style-name="P1" xml:id="id1" draw:id="id1" draw:layer="measurelines" svg:width="1.7cm" svg:height="0.8cm" svg:x="6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measurelines" svg:width="6.4cm" svg:height="0.7cm" svg:x="6.3cm" svg:y="6.543cm">
          <text:p/>
          <draw:enhanced-geometry svg:viewBox="0 0 21600 21600" draw:type="rectangle" draw:enhanced-path="M 0 0 L 21600 0 21600 21600 0 21600 0 0 Z N"/>
        </draw:custom-shape>
        <draw:frame draw:style-name="gr4" xml:id="id2" draw:id="id2" draw:layer="measurelines" svg:width="8.55cm" svg:height="1.013cm" svg:x="8.05cm" svg:y="1.287cm">
          <draw:text-box>
            <text:p>❶[書式]をクリックします。</text:p>
          </draw:text-box>
        </draw:frame>
        <draw:frame draw:style-name="gr5" xml:id="id4" draw:id="id4" draw:layer="measurelines" svg:width="9.172cm" svg:height="1.013cm" svg:x="14.228cm" svg:y="6.4cm">
          <draw:text-box>
            <text:p>❷[ページ]をクリックします。</text:p>
          </draw:text-box>
        </draw:frame>
        <draw:connector draw:style-name="gr6" draw:text-style-name="P1" draw:layer="measurelines" svg:x1="7.05cm" svg:y1="3.2cm" svg:x2="8.05cm" svg:y2="1.793cm" draw:start-shape="id1" draw:start-glue-point="0" draw:end-shape="id2" draw:end-glue-point="3" svg:d="M7050 3200v-1407h1000" svg:viewBox="0 0 1001 1408">
          <text:p/>
        </draw:connector>
        <draw:connector draw:style-name="gr7" draw:text-style-name="P1" draw:layer="measurelines" draw:type="line" svg:x1="12.7cm" svg:y1="6.893cm" svg:x2="14.228cm" svg:y2="6.906cm" draw:start-shape="id3" draw:start-glue-point="1" draw:end-shape="id4" draw:end-glue-point="3" svg:d="M12700 6893l1528 13" svg:viewBox="0 0 1529 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3:00:32.870208147</meta:creation-date>
    <meta:editing-duration>PT7M35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05T23:09:32.730635940</dc:date>
    <dc:creator>NOGATA Jun</dc:creator>
    <meta:document-statistic meta:object-count="7"/>
    <meta:template xlink:type="simple" xlink:actuate="onRequest" xlink:title="screenshot-template" xlink:href="../../../../.config/libreoffice/4/user/template/screenshot-template.otg" meta:date="2014-11-05T23:00:32.394598612"/>
  </office:meta>
</office:document-meta>
</file>